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777777"/>
    </style:style>
    <style:style style:name="gr2" style:family="graphic" style:parent-style-name="standard">
      <style:graphic-properties svg:stroke-width="0.002cm" svg:stroke-color="#000000" draw:fill="none" draw:fill-color="#ffffff" fo:padding-top="-0.049cm" fo:padding-bottom="-0.049cm" fo:padding-left="-0.049cm" fo:padding-right="-0.049cm"/>
    </style:style>
    <style:style style:name="gr3" style:family="graphic" style:parent-style-name="standard">
      <style:graphic-properties draw:stroke="none" svg:stroke-width="0.002cm" draw:fill-color="#ffe0d4"/>
    </style:style>
    <style:style style:name="gr4" style:family="graphic" style:parent-style-name="standard">
      <style:graphic-properties draw:stroke="none" svg:stroke-width="0.002cm" draw:fill-color="#000000"/>
    </style:style>
    <style:style style:name="gr5" style:family="graphic" style:parent-style-name="standard">
      <style:graphic-properties draw:stroke="none" svg:stroke-width="0.002cm" draw:fill-color="#8f5b1a"/>
    </style:style>
    <style:style style:name="gr6" style:family="graphic" style:parent-style-name="standard">
      <style:graphic-properties draw:stroke="none" svg:stroke-width="0.002cm" draw:fill-color="#fff4d4"/>
    </style:style>
    <style:style style:name="gr7" style:family="graphic" style:parent-style-name="standard">
      <style:graphic-properties draw:stroke="none" svg:stroke-width="0.002cm" draw:fill-color="#eac494"/>
    </style:style>
    <style:style style:name="gr8" style:family="graphic" style:parent-style-name="standard">
      <style:graphic-properties draw:stroke="none" svg:stroke-width="0.002cm" draw:fill-color="#ffffff"/>
    </style:style>
    <style:style style:name="gr9" style:family="graphic" style:parent-style-name="standard">
      <style:graphic-properties svg:stroke-width="0.002cm" svg:stroke-color="#00803c" draw:fill="none" draw:fill-color="#ffffff" fo:padding-top="-0.049cm" fo:padding-bottom="-0.049cm" fo:padding-left="-0.049cm" fo:padding-right="-0.049cm"/>
    </style:style>
    <style:style style:name="gr10" style:family="graphic" style:parent-style-name="standard">
      <style:graphic-properties draw:stroke="none" svg:stroke-width="0.002cm" draw:fill-color="#00803c"/>
    </style:style>
  </office:automatic-styles>
  <office:body>
    <office:drawing>
      <draw:page draw:name="page1" draw:style-name="dp1" draw:master-page-name="Default">
        <draw:g>
          <draw:glue-point draw:id="4" svg:x="-0.139cm" svg:y="-5cm"/>
          <draw:glue-point draw:id="5" svg:x="1.166cm" svg:y="-5cm"/>
          <draw:glue-point draw:id="6" svg:x="4.065cm" svg:y="5cm"/>
          <draw:glue-point draw:id="7" svg:x="-5cm" svg:y="-1.482cm"/>
          <draw:glue-point draw:id="8" svg:x="5cm" svg:y="4.737cm"/>
          <draw:glue-point draw:id="9" svg:x="1.018cm" svg:y="-0.349cm"/>
          <draw:polygon draw:style-name="gr1" draw:layer="layout" svg:width="0.058cm" svg:height="0.084cm" svg:x="0.053cm" svg:y="1.811cm" svg:viewBox="0 0 59 85" draw:points="0,0 16,85 37,85 59,5">
            <text:p/>
          </draw:polygon>
          <draw:polygon draw:style-name="gr2" draw:layer="layout" svg:width="0.058cm" svg:height="0.084cm" svg:x="0.053cm" svg:y="1.811cm" svg:viewBox="0 0 59 85" draw:points="0,0 16,85 37,85 59,5">
            <text:p/>
          </draw:polygon>
          <draw:polygon draw:style-name="gr3" draw:layer="layout" svg:width="0.153cm" svg:height="0.567cm" svg:x="0.074cm" svg:y="1.391cm" svg:viewBox="0 0 154 568" draw:points="74,0 26,84 21,136 10,194 21,310 10,357 0,389 5,436 31,520 58,531 74,568 111,551 106,483 79,425 74,341 111,221 143,126 154,63">
            <text:p/>
          </draw:polygon>
          <draw:polygon draw:style-name="gr2" draw:layer="layout" svg:width="0.153cm" svg:height="0.567cm" svg:x="0.074cm" svg:y="1.391cm" svg:viewBox="0 0 154 568" draw:points="74,0 26,84 21,136 10,194 21,310 10,357 0,389 5,436 31,520 58,531 74,568 111,551 106,483 79,425 74,341 111,221 143,126 154,63">
            <text:p/>
          </draw:polygon>
          <draw:polygon draw:style-name="gr3" draw:layer="layout" svg:width="0.206cm" svg:height="0.551cm" svg:x="0.337cm" svg:y="1.428cm" svg:viewBox="0 0 207 552" draw:points="21,5 0,84 0,115 10,157 15,189 26,231 31,299 37,362 42,399 37,446 47,446 52,478 101,514 196,552 207,514 159,472 138,451 116,425 111,409 111,331 116,199 121,110 127,0">
            <text:p/>
          </draw:polygon>
          <draw:polygon draw:style-name="gr2" draw:layer="layout" svg:width="0.206cm" svg:height="0.551cm" svg:x="0.337cm" svg:y="1.428cm" svg:viewBox="0 0 207 552" draw:points="21,5 0,84 0,115 10,157 15,189 26,231 31,299 37,362 42,399 37,446 47,446 52,478 101,514 196,552 207,514 159,472 138,451 116,425 111,409 111,331 116,199 121,110 127,0">
            <text:p/>
          </draw:polygon>
          <draw:polygon draw:style-name="gr3" draw:layer="layout" svg:width="0.195cm" svg:height="0.436cm" svg:x="0.232cm" svg:y="0.042cm" svg:viewBox="0 0 196 437" draw:points="0,316 31,258 5,163 15,47 89,0 137,10 196,26 196,210 158,210 116,215 121,273 185,321 158,384 68,437">
            <text:p/>
          </draw:polygon>
          <draw:polygon draw:style-name="gr2" draw:layer="layout" svg:width="0.195cm" svg:height="0.436cm" svg:x="0.232cm" svg:y="0.042cm" svg:viewBox="0 0 196 437" draw:points="0,316 31,258 5,163 15,47 89,0 137,10 196,26 196,210 158,210 116,215 121,273 185,321 158,384 68,437">
            <text:p/>
          </draw:polygon>
          <draw:polygon draw:style-name="gr4" draw:layer="layout" svg:width="0.026cm" svg:height="0.016cm" svg:x="0.374cm" svg:y="0.131cm" svg:viewBox="0 0 27 17" draw:points="0,17 5,0 27,0 21,5 21,11 10,17 5,5">
            <text:p/>
          </draw:polygon>
          <draw:polygon draw:style-name="gr2" draw:layer="layout" svg:width="0.026cm" svg:height="0.016cm" svg:x="0.374cm" svg:y="0.131cm" svg:viewBox="0 0 27 17" draw:points="0,17 5,0 27,0 21,5 21,11 10,17 5,5">
            <text:p/>
          </draw:polygon>
          <draw:polygon draw:style-name="gr4" draw:layer="layout" svg:width="0.042cm" svg:height="0.021cm" svg:x="0.342cm" svg:y="0.205cm" svg:viewBox="0 0 43 22" draw:points="0,5 21,5 26,5 32,5 43,0 43,11 32,22 21,22 16,22 10,16 32,22 32,16 32,11 21,11">
            <text:p/>
          </draw:polygon>
          <draw:polygon draw:style-name="gr4" draw:layer="layout" svg:width="0.042cm" svg:height="0.021cm" svg:x="0.342cm" svg:y="0.205cm" svg:viewBox="0 0 43 22" draw:points="0,5 21,5 26,5 32,5 43,0 43,11 32,22 21,22 16,22 10,16 32,22 32,16 32,11 21,11">
            <text:p/>
          </draw:polygon>
          <draw:polygon draw:style-name="gr2" draw:layer="layout" svg:width="0.042cm" svg:height="0.021cm" svg:x="0.342cm" svg:y="0.205cm" svg:viewBox="0 0 43 22" draw:points="0,5 21,5 26,5 32,5 43,0 43,11 32,22 21,22 16,22 10,16 32,22 32,16 32,11 21,11">
            <text:p/>
          </draw:polygon>
          <draw:polygon draw:style-name="gr5" draw:layer="layout" svg:width="0.295cm" svg:height="0.294cm" svg:x="0.158cm" svg:y="0cm" svg:viewBox="0 0 296 295" draw:points="116,5 42,42 21,78 10,142 0,194 0,242 36,295 116,295 147,273 137,226 132,173 126,126 142,94 174,63 169,99 200,68 237,73 248,94 242,131 248,163 242,194 237,231 227,252 184,258 195,279 269,279 296,226 280,168 285,115 269,63 237,15 190,0">
            <text:p/>
          </draw:polygon>
          <draw:polygon draw:style-name="gr2" draw:layer="layout" svg:width="0.295cm" svg:height="0.294cm" svg:x="0.158cm" svg:y="0cm" svg:viewBox="0 0 296 295" draw:points="116,5 42,42 21,78 10,142 0,194 0,242 36,295 116,295 147,273 137,226 132,173 126,126 142,94 174,63 169,99 200,68 237,73 248,94 242,131 248,163 242,194 237,231 227,252 184,258 195,279 269,279 296,226 280,168 285,115 269,63 237,15 190,0">
            <text:p/>
          </draw:polygon>
          <draw:polygon draw:style-name="gr6" draw:layer="layout" svg:width="0.295cm" svg:height="0.672cm" svg:x="0.163cm" svg:y="0.31cm" svg:viewBox="0 0 296 673" draw:points="195,0 206,47 184,89 126,62 105,31 89,0 0,52 52,173 137,389 200,673 290,346 296,189 275,94 243,36">
            <text:p/>
          </draw:polygon>
          <draw:polygon draw:style-name="gr2" draw:layer="layout" svg:width="0.295cm" svg:height="0.672cm" svg:x="0.163cm" svg:y="0.31cm" svg:viewBox="0 0 296 673" draw:points="195,0 206,47 184,89 126,62 105,31 89,0 0,52 52,173 137,389 200,673 290,346 296,189 275,94 243,36">
            <text:p/>
          </draw:polygon>
          <draw:polygon draw:style-name="gr7" draw:layer="layout" svg:width="0.427cm" svg:height="1.181cm" svg:x="0.063cm" svg:y="0.31cm" svg:viewBox="0 0 428 1182" draw:points="52,47 179,0 227,115 248,215 285,288 306,388 327,462 343,315 353,225 343,152 322,94 316,36 300,10 406,41 428,157 401,420 422,598 428,714 396,908 401,1040 422,1145 337,1182 264,1166 216,1166 158,1182 95,1155 42,1129 42,976 63,877 63,803 58,724 0,703 68,288 79,146">
            <text:p/>
          </draw:polygon>
          <draw:polygon draw:style-name="gr7" draw:layer="layout" svg:width="0.427cm" svg:height="1.181cm" svg:x="0.063cm" svg:y="0.31cm" svg:viewBox="0 0 428 1182" draw:points="52,47 179,0 227,115 248,215 285,288 306,388 327,462 343,315 353,225 343,152 322,94 316,36 300,10 406,41 428,157 401,420 422,598 428,714 396,908 401,1040 422,1145 337,1182 264,1166 216,1166 158,1182 95,1155 42,1129 42,976 63,877 63,803 58,724 0,703 68,288 79,146">
            <text:p/>
          </draw:polygon>
          <draw:polyline draw:style-name="gr2" draw:layer="layout" svg:width="0.427cm" svg:height="1.181cm" svg:x="0.063cm" svg:y="0.31cm" svg:viewBox="0 0 428 1182" draw:points="52,47 179,0 227,115 248,215 285,288 306,388 327,462 343,315 353,225 343,152 322,94 316,36 300,10 406,41 428,157 401,420 422,598 428,714 396,908 401,1040 422,1145 337,1182 264,1166 216,1166 158,1182 95,1155 42,1129 42,976 63,877 63,803 58,724 0,703 68,288 79,146">
            <text:p/>
          </draw:polyline>
          <draw:polygon draw:style-name="gr8" draw:layer="layout" svg:width="0.232cm" svg:height="0.325cm" svg:x="0.29cm" svg:y="0.709cm" svg:viewBox="0 0 233 326" draw:points="127,0 233,105 132,326 0,236">
            <text:p/>
          </draw:polygon>
          <draw:polygon draw:style-name="gr2" draw:layer="layout" svg:width="0.232cm" svg:height="0.325cm" svg:x="0.29cm" svg:y="0.709cm" svg:viewBox="0 0 233 326" draw:points="127,0 233,105 132,326 0,236">
            <text:p/>
          </draw:polygon>
          <draw:polygon draw:style-name="gr3" draw:layer="layout" svg:width="0.163cm" svg:height="0.158cm" svg:x="0.248cm" svg:y="0.735cm" svg:viewBox="0 0 164 159" draw:points="58,0 148,63 164,142 121,159 68,95 0,52">
            <text:p/>
          </draw:polygon>
          <draw:polygon draw:style-name="gr3" draw:layer="layout" svg:width="0.163cm" svg:height="0.158cm" svg:x="0.248cm" svg:y="0.735cm" svg:viewBox="0 0 164 159" draw:points="58,0 148,63 164,142 121,159 68,95 0,52">
            <text:p/>
          </draw:polygon>
          <draw:polyline draw:style-name="gr2" draw:layer="layout" svg:width="0.163cm" svg:height="0.158cm" svg:x="0.248cm" svg:y="0.735cm" svg:viewBox="0 0 164 159" draw:points="58,0 148,63 164,142 121,159 68,95 0,52">
            <text:p/>
          </draw:polyline>
          <draw:polygon draw:style-name="gr3" draw:layer="layout" svg:width="0.09cm" svg:height="0.116cm" svg:x="0.432cm" svg:y="0.709cm" svg:viewBox="0 0 91 117" draw:points="48,0 91,26 91,53 85,90 42,117 0,85 5,63 0,37">
            <text:p/>
          </draw:polygon>
          <draw:polygon draw:style-name="gr2" draw:layer="layout" svg:width="0.09cm" svg:height="0.116cm" svg:x="0.432cm" svg:y="0.709cm" svg:viewBox="0 0 91 117" draw:points="48,0 91,26 91,53 85,90 42,117 0,85 5,63 0,37">
            <text:p/>
          </draw:polygon>
          <draw:polygon draw:style-name="gr7" draw:layer="layout" svg:width="0.327cm" svg:height="0.462cm" svg:x="0cm" svg:y="0.362cm" svg:viewBox="0 0 328 463" draw:points="105,0 158,0 190,57 195,121 137,205 111,273 111,305 328,378 290,463 121,436 31,378 0,342 26,199 63,84">
            <text:p/>
          </draw:polygon>
          <draw:polygon draw:style-name="gr2" draw:layer="layout" svg:width="0.327cm" svg:height="0.462cm" svg:x="0cm" svg:y="0.362cm" svg:viewBox="0 0 328 463" draw:points="105,0 158,0 190,57 195,121 137,205 111,273 111,305 328,378 290,463 121,436 31,378 0,342 26,199 63,84">
            <text:p/>
          </draw:polygon>
          <draw:polyline draw:style-name="gr9" draw:layer="layout" svg:width="0.016cm" svg:height="0.058cm" svg:x="0.427cm" svg:y="0.451cm" svg:viewBox="0 0 17 59" draw:points="5,59 0,42 0,26 5,15 11,5 17,0">
            <text:p/>
          </draw:polyline>
          <draw:polygon draw:style-name="gr10" draw:layer="layout" svg:width="0.047cm" svg:height="0.021cm" svg:x="0.437cm" svg:y="0.451cm" svg:viewBox="0 0 48 22" draw:points="0,11 15,22 37,22 48,16 31,11 21,0 5,5">
            <text:p/>
          </draw:polygon>
          <draw:polygon draw:style-name="gr9" draw:layer="layout" svg:width="0.047cm" svg:height="0.021cm" svg:x="0.437cm" svg:y="0.451cm" svg:viewBox="0 0 48 22" draw:points="0,11 15,22 37,22 48,16 31,11 21,0 5,5">
            <text:p/>
          </draw:polygon>
          <draw:polygon draw:style-name="gr8" draw:layer="layout" svg:width="0.058cm" svg:height="0.058cm" svg:x="0.416cm" svg:y="0.404cm" svg:viewBox="0 0 59 59" draw:points="32,0 26,5 26,21 10,10 0,15 0,26 10,32 5,37 5,48 21,53 26,43 21,53 32,59 37,53 37,43 48,48 59,43 59,37 53,32 48,26 53,21 59,10 48,10 42,15 37,5">
            <text:p/>
          </draw:polygon>
          <draw:polygon draw:style-name="gr4" draw:layer="layout" svg:width="0.032cm" svg:height="0.016cm" svg:x="0.321cm" svg:y="0.131cm" svg:viewBox="0 0 33 17" draw:points="0,17 11,0 33,0 27,11 27,17 11,17 11,11">
            <text:p/>
          </draw:polygon>
          <draw:polygon draw:style-name="gr2" draw:layer="layout" svg:width="0.032cm" svg:height="0.016cm" svg:x="0.321cm" svg:y="0.131cm" svg:viewBox="0 0 33 17" draw:points="0,17 11,0 33,0 27,11 27,17 11,17 11,11">
            <text:p/>
          </draw:polygon>
          <draw:polygon draw:style-name="gr4" draw:layer="layout" svg:width="0.042cm" svg:height="0.01cm" svg:x="0.311cm" svg:y="0.116cm" svg:viewBox="0 0 43 11" draw:points="0,11 16,0 37,0 43,0 43,5 32,5 16,5">
            <text:p/>
          </draw:polygon>
          <draw:polygon draw:style-name="gr2" draw:layer="layout" svg:width="0.042cm" svg:height="0.01cm" svg:x="0.311cm" svg:y="0.116cm" svg:viewBox="0 0 43 11" draw:points="0,11 16,0 37,0 43,0 43,5 32,5 16,5">
            <text:p/>
          </draw:polygon>
          <draw:polygon draw:style-name="gr4" draw:layer="layout" svg:width="0.026cm" svg:height="0.01cm" svg:x="0.379cm" svg:y="0.11cm" svg:viewBox="0 0 27 11" draw:points="0,5 10,0 27,11 10,5 0,11">
            <text:p/>
          </draw:polygon>
          <draw:polygon draw:style-name="gr2" draw:layer="layout" svg:width="0.026cm" svg:height="0.01cm" svg:x="0.379cm" svg:y="0.11cm" svg:viewBox="0 0 27 11" draw:points="0,5 10,0 27,11 10,5 0,11">
            <text:p/>
          </draw:polygon>
          <draw:polygon draw:style-name="gr1" draw:layer="layout" svg:width="0.153cm" svg:height="0.226cm" svg:x="0.053cm" svg:y="1.764cm" svg:viewBox="0 0 154 227" draw:points="111,79 143,147 148,158 154,184 154,195 154,211 132,227 122,227 95,227 74,216 58,205 42,184 37,168 26,126 21,100 15,84 0,47 5,26 15,15 21,0 21,57 31,84 47,121 63,142 79,152 95,163 116,168 127,158 127,142 127,131">
            <text:p/>
          </draw:polygon>
          <draw:polygon draw:style-name="gr2" draw:layer="layout" svg:width="0.153cm" svg:height="0.226cm" svg:x="0.053cm" svg:y="1.764cm" svg:viewBox="0 0 154 227" draw:points="111,79 143,147 148,158 154,184 154,195 154,211 132,227 122,227 95,227 74,216 58,205 42,184 37,168 26,126 21,100 15,84 0,47 5,26 15,15 21,0 21,57 31,84 47,121 63,142 79,152 95,163 116,168 127,158 127,142 127,131">
            <text:p/>
          </draw:polygon>
          <draw:polygon draw:style-name="gr1" draw:layer="layout" svg:width="0.206cm" svg:height="0.163cm" svg:x="0.358cm" svg:y="1.837cm" svg:viewBox="0 0 207 164" draw:points="15,0 37,47 68,74 90,89 132,105 153,111 175,111 175,95 201,111 207,132 207,153 196,158 175,164 153,158 127,153 95,132 68,111 52,100 58,121 21,132 10,100 5,58 0,37 5,21">
            <text:p/>
          </draw:polygon>
          <draw:polygon draw:style-name="gr2" draw:layer="layout" svg:width="0.206cm" svg:height="0.163cm" svg:x="0.358cm" svg:y="1.837cm" svg:viewBox="0 0 207 164" draw:points="15,0 37,47 68,74 90,89 132,105 153,111 175,111 175,95 201,111 207,132 207,153 196,158 175,164 153,158 127,153 95,132 68,111 52,100 58,121 21,132 10,100 5,58 0,37 5,21">
            <text:p/>
          </draw:polygon>
          <draw:polyline draw:style-name="gr2" draw:layer="layout" svg:width="0cm" svg:height="0cm" svg:x="0.411cm" svg:y="1.932cm" svg:viewBox="0 0 0 0" draw:points="0,0">
            <text:p/>
          </draw:polyline>
          <draw:line draw:style-name="gr2" draw:layer="layout" svg:x1="0.412cm" svg:y1="1.933cm" svg:x2="0.39cm" svg:y2="1.911cm">
            <text:p/>
          </draw:line>
          <draw:polygon draw:style-name="gr4" draw:layer="layout" svg:width="0.021cm" svg:height="0.01cm" svg:x="0.363cm" svg:y="0.184cm" svg:viewBox="0 0 22 11" draw:points="0,5 22,0 16,11">
            <text:p/>
          </draw:polygon>
          <draw:polygon draw:style-name="gr2" draw:layer="layout" svg:width="0.021cm" svg:height="0.01cm" svg:x="0.363cm" svg:y="0.184cm" svg:viewBox="0 0 22 11" draw:points="0,5 22,0 16,1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oman</dc:title>
    <meta:creation-date>2011-02-07T16:44:20</meta:creation-date>
    <meta:editing-duration>P0D</meta:editing-duration>
    <meta:editing-cycles>1</meta:editing-cycles>
    <meta:document-statistic meta:object-count="48"/>
    <meta:generator>OpenOffice.org/3.3$Linux OpenOffice.org_project/330m20$Build-9567</meta:generator>
  </office:meta>
</office:document-meta>
</file>